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1B000000702A304D25.png" manifest:media-type="image/png"/>
  <manifest:file-entry manifest:full-path="Pictures/10000000000001EC000000FF2F024E8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017cm" svg:height="6.746cm" svg:x="3.783cm" svg:y="1.9cm">
          <draw:image xlink:href="Pictures/10000000000001EC000000FF2F024E84.png" xlink:type="simple" xlink:show="embed" xlink:actuate="onLoad">
            <text:p/>
          </draw:image>
        </draw:frame>
        <draw:frame draw:style-name="gr1" draw:text-style-name="P1" draw:layer="layout" svg:width="14.26cm" svg:height="2.962cm" svg:x="2.6cm" svg:y="9.438cm">
          <draw:image xlink:href="Pictures/100000000000021B000000702A304D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46:36.138000000</meta:creation-date>
    <dc:date>2015-02-26T16:50:33.608000000</dc:date>
    <meta:editing-duration>PT3M57S</meta:editing-duration>
    <meta:editing-cycles>1</meta:editing-cycles>
    <meta:document-statistic meta:object-count="2"/>
    <meta:generator>LibreOffice/4.3.2.2$Windows_x86 LibreOffice_project/edfb5295ba211bd31ad47d0bad0118690f76407d</meta:generator>
  </office:meta>
</office:document-meta>
</file>